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ymbol" svg:font-family="Symbol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3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T1" style:family="text">
      <style:text-properties style:text-underline-style="solid"/>
    </style:style>
    <style:style style:name="T2" style:family="text">
      <style:text-properties style:font-name="Symbol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o-do list</text:span></text:p>
      <text:p text:style-name="P1"><text:span text:style-name="T1"/></text:p>
      <text:list text:style-name="L1">
        <text:list-item>
          <text:p text:style-name="P2">delete every year until 2005 — done</text:p>
        </text:list-item>
        <text:list-item>
          <text:p text:style-name="P2">put all indicators into our three (below stated) categories by hand — done</text:p>
        </text:list-item>
        <text:list-item>
          <text:p text:style-name="P2">categories:</text:p>
          <text:list>
            <text:list-item>
              <text:p text:style-name="P3">population (unit: percent, with human rights, poverty, social security) — done, all in percent, ignore number unit as these are also expressed in other units that have already been converted</text:p>
            </text:list-item>
            <text:list-item>
              <text:p text:style-name="P3">environment (unit: tonnes and percent <text:span text:style-name="T2">→</text:span><text:s/>two y-axes)</text:p>
            </text:list-item>
            <text:list-item>
              <text:p text:style-name="P3">economy &amp; politics (unit: USD and percent <text:span text:style-name="T2">→</text:span><text:s/>two y-axes)</text:p>
            </text:list-item>
          </text:list>
        </text:list-item>
        <text:list-item>
          <text:p text:style-name="P2">how to visualise: only take 2015 and 2016, combine them, take the average if data for both years is available, plot histogram with indicators within one category on x-axis, one histogram per category </text:p>
        </text:list-item>
        <text:list-item>
          <text:p text:style-name="P2">put the four study quality measures (in E&amp;P) in a different colour, because they are giving us more information on quality of study than on any of the categories<text:line-break/></text:p>
        </text:list-item>
        <text:list-item>
          <text:p text:style-name="P2">research question: <text:line-break/>pick out indicator pair which we found connection and predict how one indicator develops if we see change of other one, e.g. GDP and poverty <text:span text:style-name="T2">→</text:span><text:s/>take prediction of GDP and see how poverty develops (for GDP are good predictions out, so give the audience an idea how the world changes when GDP changes)</text:p>
        </text:list-item>
      </text:list>
      <text:p text:style-name="P1"/>
      <text:p text:style-name="P1"/>
      <text:p text:style-name="P1"><text:span text:style-name="T1">for later:</text:span></text:p>
      <text:p text:style-name="P1"><text:span text:style-name="T1"/></text:p>
      <text:list text:style-name="L2">
        <text:list-item>
          <text:p text:style-name="P2">take continents/subgroups and plot distributions instead of averages for worl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